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5604in" style:rel-column-width="34861*"/>
    </style:style>
    <style:style style:name="Table1.B" style:family="table-column">
      <style:table-column-properties style:column-width="3.1326in" style:rel-column-width="30674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2653a5" officeooo:paragraph-rsid="002653a5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text-properties fo:language="en" fo:country="US" officeooo:paragraph-rsid="0017aed1"/>
    </style:style>
    <style:style style:name="P4" style:family="paragraph" style:parent-style-name="Standard">
      <style:text-properties fo:language="pl" fo:country="PL" officeooo:rsid="0015982f" officeooo:paragraph-rsid="0015982f"/>
    </style:style>
    <style:style style:name="P5" style:family="paragraph" style:parent-style-name="Standard">
      <style:text-properties fo:language="pl" fo:country="PL" officeooo:rsid="0015982f" officeooo:paragraph-rsid="00212f3d"/>
    </style:style>
    <style:style style:name="P6" style:family="paragraph" style:parent-style-name="Standard">
      <style:text-properties fo:language="pl" fo:country="PL" officeooo:rsid="0017aed1" officeooo:paragraph-rsid="0017aed1"/>
    </style:style>
    <style:style style:name="P7" style:family="paragraph" style:parent-style-name="Standard">
      <style:text-properties fo:language="pl" fo:country="PL" officeooo:paragraph-rsid="0017aed1"/>
    </style:style>
    <style:style style:name="P8" style:family="paragraph" style:parent-style-name="Standard">
      <style:text-properties fo:language="pl" fo:country="PL" officeooo:rsid="00207110" officeooo:paragraph-rsid="00212f3d"/>
    </style:style>
    <style:style style:name="P9" style:family="paragraph" style:parent-style-name="Standard">
      <style:text-properties fo:language="pl" fo:country="PL" officeooo:paragraph-rsid="00212f3d"/>
    </style:style>
    <style:style style:name="P10" style:family="paragraph" style:parent-style-name="Standard">
      <style:text-properties fo:language="pl" fo:country="PL" officeooo:rsid="00212f3d" officeooo:paragraph-rsid="00212f3d"/>
    </style:style>
    <style:style style:name="P11" style:family="paragraph" style:parent-style-name="Standard">
      <style:text-properties fo:language="pl" fo:country="PL" officeooo:paragraph-rsid="001709f9"/>
    </style:style>
    <style:style style:name="P12" style:family="paragraph" style:parent-style-name="Standard">
      <style:text-properties fo:language="pl" fo:country="PL" officeooo:rsid="0016b9ce" officeooo:paragraph-rsid="0016b9ce"/>
    </style:style>
    <style:style style:name="P13" style:family="paragraph" style:parent-style-name="Standard">
      <style:text-properties fo:language="pl" fo:country="PL" officeooo:rsid="001709f9" officeooo:paragraph-rsid="001709f9"/>
    </style:style>
    <style:style style:name="P14" style:family="paragraph" style:parent-style-name="Standard">
      <style:text-properties fo:language="pl" fo:country="PL" officeooo:rsid="001709f9" officeooo:paragraph-rsid="0017aed1"/>
    </style:style>
    <style:style style:name="P15" style:family="paragraph" style:parent-style-name="Standard">
      <style:text-properties fo:language="pl" fo:country="PL" officeooo:rsid="001cc8d7" officeooo:paragraph-rsid="0017aed1"/>
    </style:style>
    <style:style style:name="P16" style:family="paragraph" style:parent-style-name="Standard">
      <style:text-properties fo:language="pl" fo:country="PL" officeooo:rsid="00216504" officeooo:paragraph-rsid="00216504"/>
    </style:style>
    <style:style style:name="P17" style:family="paragraph" style:parent-style-name="Standard">
      <style:text-properties fo:language="pl" fo:country="PL" officeooo:rsid="00216504" officeooo:paragraph-rsid="002210a3"/>
    </style:style>
    <style:style style:name="P18" style:family="paragraph" style:parent-style-name="Standard">
      <style:text-properties fo:language="pl" fo:country="PL" officeooo:rsid="00216504" officeooo:paragraph-rsid="00242b6e"/>
    </style:style>
    <style:style style:name="P19" style:family="paragraph" style:parent-style-name="Standard">
      <style:text-properties fo:language="pl" fo:country="PL" officeooo:paragraph-rsid="00216504"/>
    </style:style>
    <style:style style:name="P20" style:family="paragraph" style:parent-style-name="Standard" style:list-style-name="L1">
      <style:text-properties fo:language="pl" fo:country="PL" officeooo:rsid="002210a3" officeooo:paragraph-rsid="00216504"/>
    </style:style>
    <style:style style:name="P21" style:family="paragraph" style:parent-style-name="Standard" style:list-style-name="L1">
      <style:text-properties fo:language="pl" fo:country="PL" officeooo:rsid="002210a3" officeooo:paragraph-rsid="002210a3"/>
    </style:style>
    <style:style style:name="P22" style:family="paragraph" style:parent-style-name="Standard" style:list-style-name="L2">
      <style:text-properties fo:language="pl" fo:country="PL" officeooo:rsid="002210a3" officeooo:paragraph-rsid="002210a3"/>
    </style:style>
    <style:style style:name="P23" style:family="paragraph" style:parent-style-name="Standard">
      <style:text-properties fo:language="pl" fo:country="PL" officeooo:rsid="002210a3" officeooo:paragraph-rsid="00242b6e"/>
    </style:style>
    <style:style style:name="P24" style:family="paragraph" style:parent-style-name="Standard" style:list-style-name="L3">
      <style:text-properties fo:language="pl" fo:country="PL" officeooo:rsid="002210a3" officeooo:paragraph-rsid="00242b6e"/>
    </style:style>
    <style:style style:name="P25" style:family="paragraph" style:parent-style-name="Standard" style:list-style-name="L1">
      <style:text-properties fo:language="pl" fo:country="PL" officeooo:rsid="0023b2ef" officeooo:paragraph-rsid="002210a3"/>
    </style:style>
    <style:style style:name="P26" style:family="paragraph" style:parent-style-name="Standard" style:list-style-name="L2">
      <style:text-properties fo:language="pl" fo:country="PL" officeooo:rsid="0023b2ef" officeooo:paragraph-rsid="0023b2ef"/>
    </style:style>
    <style:style style:name="P27" style:family="paragraph" style:parent-style-name="Standard" style:list-style-name="L1">
      <style:text-properties fo:language="pl" fo:country="PL" officeooo:rsid="0024e124" officeooo:paragraph-rsid="0024e124"/>
    </style:style>
    <style:style style:name="P28" style:family="paragraph" style:parent-style-name="Standard" style:list-style-name="L3">
      <style:text-properties fo:language="pl" fo:country="PL" officeooo:rsid="00242b6e" officeooo:paragraph-rsid="00242b6e"/>
    </style:style>
    <style:style style:name="P29" style:family="paragraph" style:parent-style-name="Standard">
      <style:text-properties fo:language="pl" fo:country="PL" officeooo:rsid="00242b6e" officeooo:paragraph-rsid="00242b6e"/>
    </style:style>
    <style:style style:name="P30" style:family="paragraph" style:parent-style-name="Standard">
      <style:text-properties fo:language="pl" fo:country="PL" officeooo:rsid="002653a5" officeooo:paragraph-rsid="002653a5"/>
    </style:style>
    <style:style style:name="P31" style:family="paragraph" style:parent-style-name="Standard">
      <style:text-properties fo:language="en" fo:country="US" officeooo:paragraph-rsid="001231dd"/>
    </style:style>
    <style:style style:name="P32" style:family="paragraph" style:parent-style-name="Standard">
      <style:text-properties fo:language="en" fo:country="US" officeooo:paragraph-rsid="0017aed1"/>
    </style:style>
    <style:style style:name="P33" style:family="paragraph" style:parent-style-name="Standard">
      <style:text-properties fo:language="en" fo:country="US" officeooo:rsid="001709f9" officeooo:paragraph-rsid="0017aed1"/>
    </style:style>
    <style:style style:name="P3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language="en" fo:country="US" fo:font-style="normal" fo:font-weight="normal"/>
    </style:style>
    <style:style style:name="P35" style:family="paragraph" style:parent-style-name="Table_20_Contents">
      <style:text-properties fo:language="en" fo:country="US"/>
    </style:style>
    <style:style style:name="T1" style:family="text">
      <style:text-properties officeooo:rsid="001231dd"/>
    </style:style>
    <style:style style:name="T2" style:family="text">
      <style:text-properties officeooo:rsid="0015982f"/>
    </style:style>
    <style:style style:name="T3" style:family="text">
      <style:text-properties officeooo:rsid="0016b9ce"/>
    </style:style>
    <style:style style:name="T4" style:family="text">
      <style:text-properties officeooo:rsid="001709f9"/>
    </style:style>
    <style:style style:name="T5" style:family="text">
      <style:text-properties style:font-name="Liberation Mono" fo:font-size="10pt" officeooo:rsid="001709f9" style:font-name-asian="Noto Sans Mono CJK SC" style:font-size-asian="10pt" style:font-name-complex="Liberation Mono" style:font-size-complex="10pt"/>
    </style:style>
    <style:style style:name="T6" style:family="text">
      <style:text-properties officeooo:rsid="00198951"/>
    </style:style>
    <style:style style:name="T7" style:family="text">
      <style:text-properties officeooo:rsid="001eabb3"/>
    </style:style>
    <style:style style:name="T8" style:family="text">
      <style:text-properties officeooo:rsid="00207110"/>
    </style:style>
    <style:style style:name="T9" style:family="text">
      <style:text-properties officeooo:rsid="00212f3d"/>
    </style:style>
    <style:style style:name="T10" style:family="text">
      <style:text-properties officeooo:rsid="00216504"/>
    </style:style>
    <style:style style:name="T11" style:family="text">
      <style:text-properties fo:language="pl" fo:country="PL"/>
    </style:style>
    <style:style style:name="T12" style:family="text">
      <style:text-properties officeooo:rsid="002737a9"/>
    </style:style>
    <style:style style:name="T13" style:family="text">
      <style:text-properties officeooo:rsid="00278904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6b9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Yaml</text:span><text:span text:style-name="T2">( YAML Ain’t Markup Language)</text:span></text:p>
      <text:p text:style-name="P4">Główne cele YAML:</text:p>
      <text:p text:style-name="P4">- łatwy do odczytania przez ludzi</text:p>
      <text:p text:style-name="P4">- dane są przenośne pomiędzy różnymi językami programowania</text:p>
      <text:p text:style-name="P4">- <text:span text:style-name="T3">rozszerzalny w łatwy sposób</text:span></text:p>
      <text:p text:style-name="P4">- łatwy do implementacji i użycia</text:p>
      <text:p text:style-name="P4"/>
      <text:p text:style-name="P6">Przykładowy plik YAML:</text:p>
      <text:p text:style-name="P6"/>
      <text:p text:style-name="P2">receipt: <text:s text:c="4"/>Oz-Ware Purchase Invoice</text:p>
      <text:p text:style-name="P2">date: <text:s text:c="7"/>2012-08-06</text:p>
      <text:p text:style-name="P2">customer:</text:p>
      <text:p text:style-name="P2"><text:s text:c="4"/>first_name: <text:s text:c="2"/>Dorothy</text:p>
      <text:p text:style-name="P2"><text:s text:c="4"/>family_name: <text:s/>Gale</text:p>
      <text:p text:style-name="P2"/>
      <text:p text:style-name="P2">items:</text:p>
      <text:p text:style-name="P2"><text:s text:c="4"/>- part_no: <text:s text:c="2"/>A4786</text:p>
      <text:p text:style-name="P2"><text:s text:c="6"/>descrip<text:span text:style-name="T13">tion</text:span>: <text:s text:c="2"/>Water Bucket (Filled)</text:p>
      <text:p text:style-name="P2"><text:s text:c="6"/>price: <text:s text:c="4"/>1.47</text:p>
      <text:p text:style-name="P2"><text:s text:c="6"/>quantity: <text:s/>4</text:p>
      <text:p text:style-name="P2"/>
      <text:p text:style-name="P2"><text:s text:c="4"/>- part_no: <text:s text:c="2"/>E1628</text:p>
      <text:p text:style-name="P2"><text:s text:c="6"/>descrip<text:span text:style-name="T13">tion</text:span>: <text:s text:c="2"/>High Heeled "Ruby" Slippers</text:p>
      <text:p text:style-name="P2"><text:s text:c="6"/>size: <text:s text:c="5"/>8</text:p>
      <text:p text:style-name="P2"><text:s text:c="6"/>price: <text:s text:c="4"/>133.7</text:p>
      <text:p text:style-name="P2"><text:s text:c="6"/>quantity: <text:s/>1</text:p>
      <text:p text:style-name="P7"/>
      <text:p text:style-name="P5"/>
      <text:p text:style-name="P8">Przy tworzeniu plików YAML należy wziąć pod uwagę podstawowe zasady:</text:p>
      <text:p text:style-name="P8">- wielkość liter ma znaczenie</text:p>
      <text:p text:style-name="P9">- <text:span text:style-name="T8">pliki powinny mieć rozszerzenie .yaml</text:span></text:p>
      <text:p text:style-name="P9">- <text:span text:style-name="T9">p</text:span><text:span text:style-name="T8">rzy tworzeniu plików YAML nie dozwolone są tabulatory zamiast nich należy używać spacji.</text:span></text:p>
      <text:p text:style-name="P10"/>
      <text:p text:style-name="P6">Do reprezentowania różnych <text:span text:style-name="T13">struktur</text:span> danych YAML używa trzech podstawowych <text:span text:style-name="T4">elementów </text:span><text:span text:style-name="T7">zwanych węzłami (node)</text:span><text:span text:style-name="T4">:</text:span></text:p>
      <text:p text:style-name="P11"><text:span text:style-name="T15">scalar</text:span><text:span text:style-name="T3"> – reprezentuj</text:span><text:span text:style-name="T4">e pojedyncz</text:span><text:span text:style-name="T6">e </text:span><text:span text:style-name="T4">ciąg</text:span><text:span text:style-name="T6">i</text:span><text:span text:style-name="T4"> znaków/</text:span><text:span text:style-name="T6">liczby</text:span><text:span text:style-name="T4">.</text:span></text:p>
      <text:p text:style-name="P12"><text:s/></text:p>
      <text:p text:style-name="P4"><text:span text:style-name="T14">sequence</text:span> – <text:span text:style-name="T9">u</text:span>porządkowana seria wpisów <text:span text:style-name="T6">(listy)</text:span>. <text:span text:style-name="T9">Każdy wpis rozpoczyna się od “- ”</text:span></text:p>
      <text:p text:style-name="P4"/>
      <text:p text:style-name="P4"><text:span text:style-name="T14">mapping</text:span> – <text:span text:style-name="T3">nieuporządkow</text:span><text:span text:style-name="T12">a</text:span><text:span text:style-name="T3">ny zbiór par: klucz: wartość, przy założeniu, że każdy klucz jest <text:tab/><text:tab/>unikalny.</text:span></text:p>
      <text:p text:style-name="P11"/>
      <text:p text:style-name="P13">Powyższe struktury łączone są ze sobą w celu stworzenia bardziej rozległych struktur danych.</text:p>
      <text:p text:style-name="P7"/>
      <text:p text:style-name="P14">Np.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Sequence of mappings</text:p>
          </table:table-cell>
          <table:table-cell table:style-name="Table1.A1" office:value-type="string">
            <text:p text:style-name="P34">Sequence of Scalars</text:p>
          </table:table-cell>
        </table:table-row>
        <table:table-row>
          <table:table-cell table:style-name="Table1.A1" office:value-type="string">
            <text:p text:style-name="P32"><text:s/>-</text:p>
            <text:p text:style-name="P3"><text:s text:c="2"/>name: <text:span text:style-name="T5">John</text:span> <text:span text:style-name="T5">Dee</text:span></text:p>
            <text:p text:style-name="P3"><text:s text:c="2"/><text:span text:style-name="T5">height</text:span>: <text:span text:style-name="T5">177</text:span></text:p>
            <text:p text:style-name="P3"><text:s text:c="2"/><text:span text:style-name="T5">age</text:span>: <text:s/><text:span text:style-name="T5">27</text:span></text:p>
            <text:p text:style-name="P3">-</text:p>
            <text:p text:style-name="P3"><text:s text:c="2"/>name: <text:span text:style-name="T5">John Johnson</text:span></text:p>
            <text:p text:style-name="P3"><text:s text:c="2"/><text:span text:style-name="T5">height</text:span>: <text:span text:style-name="T5">183</text:span></text:p>
            <text:p text:style-name="P2"><text:s text:c="2"/><text:span text:style-name="T5">age</text:span>: <text:s/><text:span text:style-name="T5">21</text:span></text:p>
          </table:table-cell>
          <table:table-cell table:style-name="Table1.A1" office:value-type="string">
            <text:p text:style-name="P2">- Mark McGwire</text:p>
            <text:p text:style-name="P2">- Sammy Sosa</text:p>
            <text:p text:style-name="P2">- Ken Griffey</text:p>
            <text:p text:style-name="P35"/>
          </table:table-cell>
        </table:table-row>
      </table:table>
      <text:p text:style-name="P7"/>
      <text:p text:style-name="P15"/>
      <text:p text:style-name="P15"/>
      <text:p text:style-name="P16"><text:soft-page-break/>Istniejące rozwiązania w języku Java.</text:p>
      <text:p text:style-name="P19"><text:tab/><text:span text:style-name="T10">Obecnie występuje kilka rozwiązań pozwalających na serializacje i deserializacje obiektów pomiędzy językiem Java a formatem YAML. Do takich rozwiązań należy:</text:span></text:p>
      <text:p text:style-name="P19"/>
      <text:p text:style-name="P16">SnakeYaml</text:p>
      <text:list xml:id="list1866138499" text:style-name="L1">
        <text:list-item>
          <text:p text:style-name="P20">serializacja/deserializacja klas POJO, kolekcji</text:p>
        </text:list-item>
        <text:list-item>
          <text:p text:style-name="P21">wsparcie dla UTF-8</text:p>
        </text:list-item>
        <text:list-item>
          <text:p text:style-name="P25">relatywnie sensowne wiadomości błędów</text:p>
        </text:list-item>
        <text:list-item>
          <text:p text:style-name="P27">dynamiczne wykrywanie wymaganych klas</text:p>
        </text:list-item>
      </text:list>
      <text:p text:style-name="P17"/>
      <text:p text:style-name="P16">Eo-yaml</text:p>
      <text:list xml:id="list3828454084" text:style-name="L2">
        <text:list-item>
          <text:p text:style-name="P22">serializacja/deserializacja klas POJO, kolekcji</text:p>
        </text:list-item>
        <text:list-item>
          <text:p text:style-name="P26">automatyczna walidacja wcięć</text:p>
        </text:list-item>
        <text:list-item>
          <text:p text:style-name="P26">zapewnia niemutowalne i bezpiecznie wątkowo obiekty</text:p>
        </text:list-item>
        <text:list-item>
          <text:p text:style-name="P26">deserializacja JavaBeans</text:p>
        </text:list-item>
        <text:list-item>
          <text:p text:style-name="P26">przeznaczony dla wersji Java 8+</text:p>
        </text:list-item>
      </text:list>
      <text:p text:style-name="P23"/>
      <text:p text:style-name="P18">YamlBeans</text:p>
      <text:list xml:id="list1762991189" text:style-name="L3">
        <text:list-item>
          <text:p text:style-name="P24">serializacja/deserializacja klas POJO, kolekcji</text:p>
        </text:list-item>
        <text:list-item>
          <text:p text:style-name="P28">deserializacja wielu dokumentów jednocześnie</text:p>
        </text:list-item>
      </text:list>
      <text:p text:style-name="P29"/>
      <text:p text:style-name="P29"/>
      <text:p text:style-name="P30">Bibliografia:</text:p>
      <text:p text:style-name="P1"><text:a xlink:type="simple" xlink:href="https://yaml.org/spec/1.2/spec.html" text:style-name="Internet_20_link" text:visited-style-name="Visited_20_Internet_20_Link"><text:span text:style-name="T11">https://yaml.org/spec/1.2/spec.html</text:span></text:a></text:p>
      <text:p text:style-name="P1"><text:a xlink:type="simple" xlink:href="https://bitbucket.org/asomov/snakeyaml/wiki/Documentation" text:style-name="Internet_20_link" text:visited-style-name="Visited_20_Internet_20_Link"><text:span text:style-name="T11">https://bitbucket.org/asomov/snakeyaml/wiki/Documentation</text:span></text:a></text:p>
      <text:p text:style-name="P1"><text:a xlink:type="simple" xlink:href="https://github.com/decorators-squad/eo-yaml" text:style-name="Internet_20_link" text:visited-style-name="Visited_20_Internet_20_Link"><text:span text:style-name="T11">https://github.com/decorators-squad/eo-yaml</text:span></text:a></text:p>
      <text:p text:style-name="P1"><text:a xlink:type="simple" xlink:href="https://github.com/EsotericSoftware/yamlbeans" text:style-name="Internet_20_link" text:visited-style-name="Visited_20_Internet_20_Link"><text:span text:style-name="T11">https://github.com/EsotericSoftware/yamlbeans</text:span></text:a></text:p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6:58:34.810225092</meta:creation-date>
    <dc:date>2021-04-12T12:56:11.882150281</dc:date>
    <meta:editing-duration>PT2H58M17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2" meta:paragraph-count="67" meta:word-count="283" meta:character-count="2242" meta:non-whitespace-character-count="1919"/>
  </office:meta>
</office:document-meta>
</file>